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$C$180];[.$F$180];[.$D$180];[.$G$180];[.$H$180])" office:value-type="string" office:string-value="Class 1: 364 - The Azarinth Sentinel" calcext:value-type="string">
            <text:p>Class 1: 364 - The Azarinth Sentinel</text:p>
          </table:table-cell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$C$181];[.$F$181];[.$D$181];[.$G$181];[.$H$181])" office:value-type="string" office:string-value="Class 2: 364 - Kin of Ash" calcext:value-type="string">
            <text:p>Class 2: 364 - Kin of Ash</text:p>
          </table:table-cell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930" calcext:value-type="float">
            <text:p>930</text:p>
          </table:table-cell>
          <table:table-cell table:style-name="ce5" table:formula="of:=[.E2]" office:value-type="float" office:value="930" calcext:value-type="float">
            <text:p>930.0</text:p>
          </table:table-cell>
          <table:table-cell/>
          <table:table-cell table:style-name="ce6"/>
          <table:table-cell table:style-name="ce32" table:formula="of:=[.U9]" office:value-type="float" office:value="7807870.39851" calcext:value-type="float">
            <text:p>7,807,870</text:p>
          </table:table-cell>
          <table:table-cell table:style-name="ce11" table:formula="of:=[.V9]" office:value-type="float" office:value="563086.716" calcext:value-type="float">
            <text:p>563,086.7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13736" calcext:value-type="float">
            <text:p>13736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33.1953333333333" calcext:value-type="float">
            <text:p>33.2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$C$182];[.$F$182];[.$D$182];[.$G$182];[.$H$182])" office:value-type="string" office:string-value="Class 3: 158 - The Faen Valkyrie" calcext:value-type="string">
            <text:p>Class 3: 158 - The Faen Valkyrie</text:p>
          </table:table-cell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E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U10]" office:value-type="float" office:value="32.915" calcext:value-type="float">
            <text:p>32.915</text:p>
          </table:table-cell>
          <table:table-cell table:style-name="ce12" table:formula="of:=[.U10]" office:value-type="percentage" office:value="32.915" calcext:value-type="percentage">
            <text:p>3291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40" calcext:value-type="float">
            <text:p>40.0</text:p>
          </table:table-cell>
          <table:table-cell table:style-name="ce10" table:formula="of:=[.W3]/60" office:value-type="percentage" office:value="0.002" calcext:value-type="percentage">
            <text:p>0.20%</text:p>
          </table:table-cell>
          <table:table-cell table:style-name="ce9" table:formula="of:=2%+([.F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54.9" calcext:value-type="float">
            <text:p>54.9</text:p>
          </table:table-cell>
          <table:table-cell table:style-name="ce10" table:formula="of:=[.W4]/60" office:value-type="percentage" office:value="0.002745" calcext:value-type="percentage">
            <text:p>0.27%</text:p>
          </table:table-cell>
          <table:table-cell table:style-name="ce9" table:formula="of:=1%*(1+3+3%*[.E59])+([.F7]/100/100/2)+1%" office:value-type="percentage" office:value="0.1647" calcext:value-type="percentage">
            <text:p>16.47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$C$184:.$E$184])" office:value-type="string" office:string-value="700% Body Enhancement" calcext:value-type="string">
            <text:p>700% Body Enhancement</text:p>
          </table:table-cell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E5]*(1+[.AA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$C$185:.$E$185])" office:value-type="string" office:string-value="200% Healing" calcext:value-type="string">
            <text:p>200% Healing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900" calcext:value-type="float">
            <text:p>900</text:p>
          </table:table-cell>
          <table:table-cell table:style-name="ce5" table:formula="of:=[.E6]*(1+[.AD15])" office:value-type="float" office:value="12060" calcext:value-type="float">
            <text:p>1206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56" calcext:value-type="percentage">
            <text:p>155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$C$186:.$E$186])" office:value-type="string" office:string-value="100% Ashen" calcext:value-type="string">
            <text:p>100% Ashen</text:p>
          </table:table-cell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E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$C$187:.$E$187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3028066.86" calcext:value-type="float">
            <text:p>3028066.8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7807870.39851" calcext:value-type="float">
            <text:p>7807870.39851</text:p>
          </table:table-cell>
          <table:table-cell table:style-name="ce6" table:formula="of:=([.S11]+[.S12])/2" office:value-type="float" office:value="563086.716" calcext:value-type="float">
            <text:p>563086.716</text:p>
          </table:table-cell>
          <table:table-cell table:number-columns-repeated="1002"/>
        </table:table-row>
        <table:table-row table:style-name="ro1">
          <table:table-cell table:formula="of:=COM.MICROSOFT.CONCAT(&quot;Vit: &quot;; [.$M$189];[.$E$2])" office:value-type="string" office:string-value="Vit:  930" calcext:value-type="string">
            <text:p>Vit: <text:s/>930</text:p>
          </table:table-cell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12587673.93702" calcext:value-type="float">
            <text:p>12587673.9370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2.915" calcext:value-type="percentage">
            <text:p>3291.50%</text:p>
          </table:table-cell>
          <table:table-cell table:number-columns-repeated="1003"/>
        </table:table-row>
        <table:table-row table:style-name="ro1">
          <table:table-cell table:formula="of:=COM.MICROSOFT.CONCAT(&quot;End: &quot;;[.$M$190];[.$E$3])" office:value-type="string" office:string-value="End:  420" calcext:value-type="string">
            <text:p>End: <text:s/>420</text:p>
          </table:table-cell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5044919145538" calcext:value-type="percentage">
            <text:p>97.5%</text:p>
          </table:table-cell>
          <table:table-cell table:formula="of:=1/(1-[.Q11])" office:value-type="float" office:value="40.072" calcext:value-type="float">
            <text:p>40.072</text:p>
          </table:table-cell>
          <table:table-cell table:formula="of:=[.$S$2]/(1/(1+[.$O$15]+[.$AV$15]))" office:value-type="float" office:value="541404.44" calcext:value-type="float">
            <text:p>541404.4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$M$191];[.$F$191];[.$K$191];[.$G$191];[.$H$191];[.$I$191])" office:value-type="string" office:string-value="Str:  515  [6,901.0]" calcext:value-type="string">
            <text:p>Str: <text:s/>515 <text:s/>[6,901.0]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6510382410974" calcext:value-type="percentage">
            <text:p>97.7%</text:p>
          </table:table-cell>
          <table:table-cell table:formula="of:=1/(1-[.Q12])" office:value-type="float" office:value="42.572" calcext:value-type="float">
            <text:p>42.572</text:p>
          </table:table-cell>
          <table:table-cell table:formula="of:=[.$S$2]/(1/(1+[.$O$15]+[.$AJ$15]+[.$AV$15]))" office:value-type="float" office:value="584768.992" calcext:value-type="float">
            <text:p>584768.99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$M$192];[.$F$192];[.$K$192];[.$G$192];[.$H$192];[.$I$192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5777650778256" calcext:value-type="percentage">
            <text:p>97.6%</text:p>
          </table:table-cell>
          <table:table-cell table:style-name="ce14" table:formula="of:=([.R11]+[.R12])/2" office:value-type="float" office:value="41.322" calcext:value-type="float">
            <text:p>41.3</text:p>
          </table:table-cell>
          <table:table-cell table:style-name="ce14" table:formula="of:=([.S11]+[.S12])/2" office:value-type="float" office:value="563086.716" calcext:value-type="float">
            <text:p>563086.7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73" calcext:value-type="percentage">
            <text:p>7.3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53" calcext:value-type="percentage">
            <text:p>5.30%</text:p>
          </table:table-cell>
          <table:table-cell table:number-columns-repeated="975"/>
        </table:table-row>
        <table:table-row table:style-name="ro1">
          <table:table-cell table:formula="of:=COM.MICROSOFT.CONCAT(&quot;Int: &quot;;[.$M$193]; [.$F$193];[.$K$193];[.$G$193]; [.$H$193]; [.$I$193])" office:value-type="string" office:string-value="Int:  900 [12,060.0]" calcext:value-type="string">
            <text:p>Int: <text:s/>900 [12,06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$M$194];[.$E$7])" office:value-type="string" office:string-value="Wis: 1000" calcext:value-type="string">
            <text:p>Wis: 10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46])" office:value-type="percentage" office:value="32.915" calcext:value-type="percentage">
            <text:p>329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46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46])" office:value-type="percentage" office:value="15.56" calcext:value-type="percentage">
            <text:p>155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46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46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46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46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46])" office:value-type="percentage" office:value="3.157" calcext:value-type="percentage">
            <text:p>315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46])" office:value-type="percentage" office:value="0.657" calcext:value-type="percentage">
            <text:p>65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46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46])" office:value-type="percentage" office:value="5.355" calcext:value-type="percentage">
            <text:p>53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46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46])" office:value-type="percentage" office:value="0.477" calcext:value-type="percentage">
            <text:p>47.7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$F$196])" office:value-type="string" office:string-value="Resilience: 3,291.5%" calcext:value-type="string">
            <text:p>Resilience: 3,291.5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64" calcext:value-type="float">
            <text:p>364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$F$197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8" calcext:value-type="float">
            <text:p>28</text:p>
          </table:table-cell>
          <table:table-cell table:style-name="ce2" table:formula="of:=[.D18]+([.C18]-1)*20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$F$198])" office:value-type="string" office:string-value="Damage+:    1,556.0%" calcext:value-type="string">
            <text:p>Damage+: <text:s text:c="3"/>1,556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$E$200];[.$C$200])" office:value-type="string" office:string-value="Health:  13,736" calcext:value-type="string">
            <text:p>Health: <text:s/>13,736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D21]+([.C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$E$201];[.$C$201])" office:value-type="string" office:string-value="Stamina:  4,200" calcext:value-type="string">
            <text:p>Stamina: <text:s/>4,2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4" table:formula="of:=[.D22]+([.C22]-1)*20" office:value-type="float" office:value="68" calcext:value-type="float">
            <text:p>68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$E$202];[.$C$202])" office:value-type="string" office:string-value="Mana:    20,000" calcext:value-type="string">
            <text:p>Mana: <text:s text:c="3"/>20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25]+([.C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$D$205:.$H$205])" office:value-type="string" office:string-value="hp/sec:  0.27% [33.2]" calcext:value-type="string">
            <text:p>hp/sec: <text:s/>0.27% [33.2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formula="of:=[.D26]+([.C26]-1)*20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$D$206:.$H$206])" office:value-type="string" office:string-value="mp/sec:  0.20% [40.0]" calcext:value-type="string">
            <text:p>mp/sec: <text:s/>0.20% [40.0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13" table:formula="of:=[.D27]+([.C27]-1)*20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$D$207:.$H$207])" office:value-type="string" office:string-value="w/Med:   0.27% [54.9]" calcext:value-type="string">
            <text:p>w/Med: <text:s text:c="2"/>0.27% [54.9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64" calcext:value-type="float">
            <text:p>364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$D$209];[.$E$209];[.$F$209];[.$G$209])" office:value-type="string" office:string-value="Mitigation:       97.578% [hp x 41.32]" calcext:value-type="string">
            <text:p>Mitigation: <text:s text:c="6"/>97.578% [hp x 41.32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$D$210])" office:value-type="string" office:string-value="Effective Health: 563,086.7" calcext:value-type="string">
            <text:p>Effective Health: 563,086.7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$B$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33]+([.C33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$H$213]; &quot;-&quot;; [.$I$213]; [.$J$213]; [.$B$18]; [.$K$213]; [.$D$213]; [.$L$213]; [.$M$213]; [.$N$213]; [.$O$213];[.$P$213];[.$Q$213];[.$R$213] )" office:value-type="string" office:string-value="3-28 Absolute Destruction     x3 " calcext:value-type="string">
            <text:p>3-28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4" table:formula="of:=[.D34]+([.C34]-1)*20" office:value-type="float" office:value="63" calcext:value-type="float">
            <text:p>6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$H$214]; &quot;-&quot;; [.$I$214]; [.$J$214]; [.$B$19]; [.$K$214]; [.$D$214]; [.$L$214]; [.$M$214]; [.$N$214]; [.$O$214];[.$P$214];[.$Q$214];[.$R$214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35]+([.C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$H$215]; &quot;-&quot;; [.$I$215]; [.$J$215]; [.$B$20]; [.$K$215]; [.$D$215]; [.$L$215]; [.$M$215]; [.$N$215]; [.$O$215];[.$P$215];[.$Q$215];[.$R$215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" calcext:value-type="float">
            <text:p>26</text:p>
          </table:table-cell>
          <table:table-cell table:style-name="ce15" table:formula="of:=[.D36]+([.C36]-1)*20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$H$216]; &quot;-&quot;; [.$I$216]; [.$J$216]; [.$B$21]; [.$K$216]; [.$D$216]; [.$L$216]; [.$M$216]; [.$N$216]; [.$O$216];[.$P$216];[.$Q$216];[.$R$216] )" office:value-type="string" office:string-value="3-28 Blink                    x1 " calcext:value-type="string">
            <text:p>3-28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37]+([.C37]-1)*20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595" calcext:value-type="percentage">
            <text:p>59.50%</text:p>
          </table:table-cell>
          <table:table-cell table:style-name="ce37" table:formula="of:=[.AS37]" office:value-type="percentage" office:value="5.355" calcext:value-type="percentage">
            <text:p>535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355" calcext:value-type="percentage">
            <text:p>535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$H$217]; &quot;-&quot;; [.$I$217]; [.$J$217]; [.$B$22]; [.$K$217]; [.$D$217]; [.$L$217]; [.$M$217]; [.$N$217]; [.$O$217];[.$P$217];[.$Q$217];[.$R$217] )" office:value-type="string" office:string-value="3-28 Sentinel Sphere          x1 " calcext:value-type="string">
            <text:p>3-28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$H$218]; &quot;-&quot;; [.$I$218]; [.$J$218]; [.$B$23]; [.$K$218]; [.$D$218]; [.$L$218]; [.$M$218]; [.$N$218]; [.$O$218];[.$P$218];[.$Q$218];[.$R$218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39]+([.C39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45" calcext:value-type="percentage">
            <text:p>84.50%</text:p>
          </table:table-cell>
          <table:table-cell table:style-name="ce37" table:formula="of:=[.U39]" office:value-type="percentage" office:value="6.76" calcext:value-type="percentage">
            <text:p>676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76" calcext:value-type="percentage">
            <text:p>676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$H$219]; &quot;-&quot;; [.$I$219]; [.$J$219]; [.$B$24]; [.$K$219]; [.$D$219]; [.$L$219]; [.$M$219]; [.$N$219]; [.$O$219];[.$P$219];[.$Q$219];[.$R$219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$H$220]; &quot;-&quot;; [.$I$220]; [.$J$220]; [.$B$25]; [.$K$220]; [.$D$220]; [.$L$220]; [.$M$220]; [.$N$220]; [.$O$220];[.$P$220];[.$Q$220];[.$R$220] )" office:value-type="string" office:string-value="3-8  Sentinel Huntress        x8 " calcext:value-type="string">
            <text:p>3-8 <text:s/>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$H$221]; &quot;-&quot;; [.$I$221]; [.$J$221]; [.$B$26]; [.$K$221]; [.$D$221]; [.$L$221]; [.$M$221]; [.$N$221]; [.$O$221];[.$P$221];[.$Q$221];[.$R$221] )" office:value-type="string" office:string-value="3-27 Azarinth Perception      x8 " calcext:value-type="string">
            <text:p>3-27 Azarinth Perception <text:s text:c="5"/>x8 </text:p>
          </table:table-cell>
          <table:table-cell table:style-name="ce2" office:value-type="string" calcext:value-type="string">
            <text:p>Force</text:p>
          </table:table-cell>
          <table:table-cell table:style-name="ce2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D42]+([.C42]-1)*20" office:value-type="float" office:value="37" calcext:value-type="float">
            <text:p>3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$H$222]; &quot;-&quot;; [.$I$222]; [.$J$222]; [.$B$27]; [.$K$222]; [.$D$222]; [.$L$222]; [.$M$222]; [.$N$222]; [.$O$222];[.$P$222];[.$Q$222];[.$R$222] )" office:value-type="string" office:string-value="3-21 Azarinth Reversal        x8 [105% to Deconstruction/Reconstruction]" calcext:value-type="string">
            <text:p>3-21 Azarinth Reversal <text:s text:c="7"/>x8 [10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7" calcext:value-type="float">
            <text:p>17</text:p>
          </table:table-cell>
          <table:table-cell table:formula="of:=[.D43]+([.C43]-1)*20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35" calcext:value-type="percentage">
            <text:p>43.50%</text:p>
          </table:table-cell>
          <table:table-cell table:style-name="ce9" table:formula="of:=[.O43]" office:value-type="percentage" office:value="3.48" calcext:value-type="percentage">
            <text:p>34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48" calcext:value-type="percentage">
            <text:p>34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float" office:value="18" calcext:value-type="float">
            <text:p>18</text:p>
          </table:table-cell>
          <table:table-cell table:style-name="ce3" table:formula="of:=[.D44]+([.C44]-1)*20" office:value-type="float" office:value="38" calcext:value-type="float">
            <text:p>3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$B$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45]+([.C45]-1)*20" office:value-type="float" office:value="28" calcext:value-type="float">
            <text:p>28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$H$225]; &quot;-&quot;; [.$I$225]; [.$J$225]; [.$B$30]; [.$K$225]; [.$D$225]; [.$L$225]; [.$M$225]; [.$N$225]; [.$O$225];[.$P$225];[.$Q$225];[.$R$225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15" table:formula="of:=[.D46]+([.C46]-1)*20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265" calcext:value-type="percentage">
            <text:p>26.50%</text:p>
          </table:table-cell>
          <table:table-cell table:style-name="ce38" table:formula="of:=[.O46]" office:value-type="percentage" office:value="2.385" calcext:value-type="percentage">
            <text:p>238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2.385" calcext:value-type="percentage">
            <text:p>238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657" calcext:value-type="percentage">
            <text:p>65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657" calcext:value-type="percentage">
            <text:p>65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477" calcext:value-type="percentage">
            <text:p>47.70%</text:p>
          </table:table-cell>
          <table:table-cell table:style-name="ce15" table:number-columns-repeated="973"/>
        </table:table-row>
        <table:table-row table:style-name="ro1">
          <table:table-cell table:formula="of:=COM.MICROSOFT.CONCAT([.$H$226]; &quot;-&quot;; [.$I$226]; [.$J$226]; [.$B$31]; [.$K$226]; [.$D$226]; [.$L$226]; [.$M$226]; [.$N$226]; [.$O$226];[.$P$226];[.$Q$226];[.$R$226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7]+([.C47]-1)*20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$H$227]; &quot;-&quot;; [.$I$227]; [.$J$227]; [.$B$32]; [.$K$227]; [.$D$227]; [.$L$227]; [.$M$227]; [.$N$227]; [.$O$227];[.$P$227];[.$Q$227];[.$R$227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$H$228]; &quot;-&quot;; [.$I$228]; [.$J$228]; [.$B$33]; [.$K$228]; [.$D$228]; [.$L$228]; [.$M$228]; [.$N$228]; [.$O$228];[.$P$228];[.$Q$228];[.$R$228] )" office:value-type="string" office:string-value="3-27 Heart of Cinder          x9 " calcext:value-type="string">
            <text:p>3-27 Heart of Cinder <text:s text:c="9"/>x9 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50:.E121])" office:value-type="float" office:value="1745" calcext:value-type="float">
            <text:p>1745</text:p>
          </table:table-cell>
          <table:table-cell table:formula="of:=FLOOR([.F49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C50:.C121]; &quot;=3&quot;)" office:value-type="float" office:value="17" calcext:value-type="float">
            <text:p>17</text:p>
          </table:table-cell>
          <table:table-cell table:formula="of:=[.G49]+[.H49]-[.I4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formula="of:=COM.MICROSOFT.CONCAT([.$H$229]; &quot;-&quot;; [.$I$229]; [.$J$229]; [.$B$34]; [.$K$229]; [.$D$229]; [.$L$229]; [.$M$229]; [.$N$229]; [.$O$229];[.$P$229];[.$Q$229];[.$R$229] )" office:value-type="string" office:string-value="3-23 Storm of Cinders         x2 " calcext:value-type="string">
            <text:p>3-23 Storm of Cinders <text:s text:c="8"/>x2 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50]+([.C50]-1)*20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formula="of:=COM.MICROSOFT.CONCAT([.$H$230]; &quot;-&quot;; [.$I$230]; [.$J$230]; [.$B$35]; [.$K$230]; [.$D$230]; [.$L$230]; [.$M$230]; [.$N$230]; [.$O$230];[.$P$230];[.$Q$230];[.$R$230] )" office:value-type="string" office:string-value="3-28 Ash and Ember Unity      x2 " calcext:value-type="string">
            <text:p>3-28 Ash and Ember Unity <text:s text:c="5"/>x2 </text:p>
          </table:table-cell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D51]+([.C51]-1)*20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formula="of:=COM.MICROSOFT.CONCAT([.$H$231]; &quot;-&quot;; [.$I$231]; [.$J$231]; [.$B$36]; [.$K$231]; [.$D$231]; [.$L$231]; [.$M$231]; [.$N$231]; [.$O$231];[.$P$231];[.$Q$231];[.$R$231] )" office:value-type="string" office:string-value="3-26 Ashen Wings              x9 " calcext:value-type="string">
            <text:p>3-26 Ashen Wings <text:s text:c="13"/>x9 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52]+([.C52]-1)*20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formula="of:=COM.MICROSOFT.CONCAT([.$H$232]; &quot;-&quot;; [.$I$232]; [.$J$232]; [.$B$37]; [.$K$232]; [.$D$232]; [.$L$232]; [.$M$232]; [.$N$232]; [.$O$232];[.$P$232];[.$Q$232];[.$R$232] )" office:value-type="string" office:string-value="3-19 Eyes of Ash              x9 [59.5% =&gt; 535.5% Perception]" calcext:value-type="string">
            <text:p>3-19 Eyes of Ash <text:s text:c="13"/>x9 [59.5% =&gt; 535.5% Perception]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53]+([.C53]-1)*20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formula="of:=COM.MICROSOFT.CONCAT([.$H$233]; &quot;-&quot;; [.$I$233]; [.$J$233]; [.$B$38]; [.$K$233]; [.$D$233]; [.$L$233]; [.$M$233]; [.$N$233]; [.$O$233];[.$P$233];[.$Q$233];[.$R$233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54]+([.C54]-1)*20" office:value-type="float" office:value="2" calcext:value-type="float">
            <text:p>2</text:p>
          </table:table-cell>
          <table:table-cell table:style-name="ce13" table:number-columns-repeated="1019"/>
        </table:table-row>
        <table:table-row table:style-name="ro1">
          <table:table-cell table:formula="of:=COM.MICROSOFT.CONCAT([.$H$234]; &quot;-&quot;; [.$I$234]; [.$J$234]; [.$B$39]; [.$K$234]; [.$D$234]; [.$L$234]; [.$M$234]; [.$N$234]; [.$O$234];[.$P$234];[.$Q$234];[.$R$234] )" office:value-type="string" office:string-value="3-29 Keeper of Ash            x8 [84.5% =&gt; 676.0% Damage]" calcext:value-type="string">
            <text:p>3-29 Keeper of Ash <text:s text:c="11"/>x8 [84.5% =&gt; 676.0% Damage]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55]+([.C55]-1)*20" office:value-type="float" office:value="9" calcext:value-type="float">
            <text:p>9</text:p>
          </table:table-cell>
          <table:table-cell table:style-name="ce13" table:number-columns-repeated="1019"/>
        </table:table-row>
        <table:table-row table:style-name="ro1">
          <table:table-cell/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56]+([.C56]-1)*20" office:value-type="float" office:value="11" calcext:value-type="float">
            <text:p>11</text:p>
          </table:table-cell>
          <table:table-cell table:style-name="ce13" table:number-columns-repeated="1019"/>
        </table:table-row>
        <table:table-row table:style-name="ro1">
          <table:table-cell table:formula="of:=[.$B$41]" office:value-type="string" office:string-value="The Faen Valkyrie" calcext:value-type="string">
            <text:p>The Faen Valkyrie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57]+([.C57]-1)*20" office:value-type="float" office:value="15" calcext:value-type="float">
            <text:p>15</text:p>
          </table:table-cell>
          <table:table-cell table:style-name="ce13" table:number-columns-repeated="1019"/>
        </table:table-row>
        <table:table-row table:style-name="ro1">
          <table:table-cell table:formula="of:=COM.MICROSOFT.CONCAT([.$H$237]; &quot;-&quot;; [.$I$237]; [.$J$237]; [.$B$42]; [.$K$237]; [.$D$237]; [.$L$237]; [.$M$237]; [.$N$237]; [.$O$237];[.$P$237];[.$Q$237];[.$R$237] )" office:value-type="string" office:string-value="2-17 Force                    x2 " calcext:value-type="string">
            <text:p>2-17 Force <text:s text:c="19"/>x2 </text:p>
          </table:table-cell>
          <table:table-cell table:number-columns-repeated="1023"/>
        </table:table-row>
        <table:table-row table:style-name="ro1">
          <table:table-cell table:formula="of:=COM.MICROSOFT.CONCAT([.$H$238]; &quot;-&quot;; [.$I$238]; [.$J$238]; [.$B$43]; [.$K$238]; [.$D$238]; [.$L$238]; [.$M$238]; [.$N$238]; [.$O$238];[.$P$238];[.$Q$238];[.$R$238] )" office:value-type="string" office:string-value="2-17 Flare of Creation        x8 [43.5% =&gt; 348.0% Resilience]" calcext:value-type="string">
            <text:p>2-17 Flare of Creation <text:s text:c="7"/>x8 [43.5% =&gt; 348.0% Resilience]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59]+([.C59]-1)*20" office:value-type="float" office:value="49" calcext:value-type="float">
            <text:p>49</text:p>
          </table:table-cell>
          <table:table-cell table:number-columns-repeated="6"/>
          <table:table-cell table:style-name="ce9" table:formula="of:=300%+[.E59]*3%" office:value-type="percentage" office:value="4.47" calcext:value-type="percentage">
            <text:p>447.00%</text:p>
          </table:table-cell>
          <table:table-cell table:number-columns-repeated="1012"/>
        </table:table-row>
        <table:table-row table:style-name="ro1">
          <table:table-cell table:formula="of:=COM.MICROSOFT.CONCAT([.$H$239]; &quot;-&quot;; [.$I$239]; [.$J$239]; [.$B$44]; [.$K$239]; [.$D$239]; [.$L$239]; [.$M$239]; [.$N$239]; [.$O$239];[.$P$239];[.$Q$239];[.$R$239] )" office:value-type="string" office:string-value="2-18 Displacement             x2 " calcext:value-type="string">
            <text:p>2-18 Displacement <text:s text:c="12"/>x2 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60]+([.C60]-1)*20" office:value-type="float" office:value="44" calcext:value-type="float">
            <text:p>44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40]; &quot;-&quot;; [.$I$240]; [.$J$240]; [.$B$45]; [.$K$240]; [.$D$240]; [.$L$240]; [.$M$240]; [.$N$240]; [.$O$240];[.$P$240];[.$Q$240];[.$R$240] )" office:value-type="string" office:string-value="2-8  Space Shift              x2 " calcext:value-type="string">
            <text:p>2-8 <text:s/>Space Shift <text:s text:c="13"/>x2 </text:p>
          </table:table-cell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61]+([.C6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$H$241]; &quot;-&quot;; [.$I$241]; [.$J$241]; [.$B$46]; [.$K$241]; [.$D$241]; [.$L$241]; [.$M$241]; [.$N$241]; [.$O$241];[.$P$241];[.$Q$241];[.$R$241]; [.$T$241];[.$U$241] )" office:value-type="string" office:string-value="2-3  Body of the Valkyrie     x9 [26.5% =&gt; 238.5% Resilience, 7.3% =&gt; 65.7% Physical Resistance, 5.0% =&gt; 65.7% Magic Resistance, 5.3% =&gt; 47.7% Health]" calcext:value-type="string">
            <text:p>2-3 <text:s/>Body of the Valkyrie <text:s text:c="4"/>x9 [26.5% =&gt; 238.5% Resilience, 7.3% =&gt; 65.7% Physical Resistance, 5.0% =&gt; 65.7% Magic Resistance, 5.3% =&gt; 47.7% Health]</text:p>
          </table:table-cell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62]+([.C62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42]; &quot;-&quot;; [.$I$242]; [.$J$242]; [.$B$47]; [.$K$242]; [.$D$242]; [.$L$242]; [.$M$242]; [.$N$242]; [.$O$242];[.$P$242];[.$Q$242];[.$R$242] )" office:value-type="string" office:string-value="2-2  Space Awareness          x8 " calcext:value-type="string">
            <text:p>2-2 <text:s/>Space Awareness <text:s text:c="9"/>x8 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63]+([.C63]-1)*20" office:value-type="float" office:value="5" calcext:value-type="float">
            <text:p>5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64]+([.C64]-1)*20" office:value-type="float" office:value="3" calcext:value-type="float">
            <text:p>3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65]+([.C65]-1)*20" office:value-type="float" office:value="46" calcext:value-type="float">
            <text:p>46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45];&quot;-&quot;;[.$I$245];[.$J$245];[.$B$50])" office:value-type="string" office:string-value="1-3  Dancing" calcext:value-type="string">
            <text:p>1-3 <text:s/>Dancing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66]+([.C66]-1)*20" office:value-type="float" office:value="9" calcext:value-type="float">
            <text:p>9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46];&quot;-&quot;;[.$I$246];[.$J$246];[.$B$51])" office:value-type="string" office:string-value="1-11 Deviant of Humanity" calcext:value-type="string">
            <text:p>1-11 Deviant of Humanity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$H$247];&quot;-&quot;;[.$I$247];[.$J$247];[.$B$52])" office:value-type="string" office:string-value="1-6  Elos Standard language" calcext:value-type="string">
            <text:p>1-6 <text:s/>Elos Standard language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$H$248];&quot;-&quot;;[.$I$248];[.$J$248];[.$B$5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69]+([.C69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49];&quot;-&quot;;[.$I$249];[.$J$249];[.$B$54])" office:value-type="string" office:string-value="1-2  Gourmet" calcext:value-type="string">
            <text:p>1-2 <text:s/>Gourmet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0]+([.C70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50];&quot;-&quot;;[.$I$250];[.$J$250];[.$B$55])" office:value-type="string" office:string-value="1-9  Harmony of the Drowned" calcext:value-type="string">
            <text:p>1-9 <text:s/>Harmony of the Drowned</text:p>
          </table:table-cell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1]+([.C71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51];&quot;-&quot;;[.$I$251];[.$J$251];[.$B$56])" office:value-type="string" office:string-value="1-11 Heavy Archery" calcext:value-type="string">
            <text:p>1-11 Heavy Archery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72]+([.C72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52];&quot;-&quot;;[.$I$252];[.$J$252];[.$B$57])" office:value-type="string" office:string-value="1-15 Identify" calcext:value-type="string">
            <text:p>1-15 Identify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3]+([.C7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53];&quot;-&quot;;[.$I$253];[.$J$253];[.$B$59])" office:value-type="string" office:string-value="3-9  Meditation" calcext:value-type="string">
            <text:p>3-9 <text:s/>Meditation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74]+([.C74]-1)*20" office:value-type="float" office:value="48" calcext:value-type="float">
            <text:p>48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54];&quot;-&quot;;[.$I$254];[.$J$254];[.$B$60])" office:value-type="string" office:string-value="3-4  Monster Hunter" calcext:value-type="string">
            <text:p>3-4 <text:s/>Monster Hunter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75]+([.C75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55];&quot;-&quot;;[.$I$255];[.$J$255];[.$B$61])" office:value-type="string" office:string-value="1-14 Oxygen Repository" calcext:value-type="string">
            <text:p>1-14 Oxygen Repository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6]+([.C76]-1)*20" office:value-type="float" office:value="26" calcext:value-type="float">
            <text:p>26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56];&quot;-&quot;;[.$I$256];[.$J$256];[.$B$62])" office:value-type="string" office:string-value="1-18 Sage of Torment" calcext:value-type="string">
            <text:p>1-18 Sage of Torment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77]+([.C77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57];&quot;-&quot;;[.$I$257];[.$J$257];[.$B$63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78]+([.C78]-1)*20" office:value-type="float" office:value="34" calcext:value-type="float">
            <text:p>34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58];&quot;-&quot;;[.$I$258];[.$J$258];[.$B$64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79]+([.C7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59];&quot;-&quot;;[.$I$259];[.$J$259];[.$B$65])" office:value-type="string" office:string-value="3-6  Veteran" calcext:value-type="string">
            <text:p>3-6 <text:s/>Veteran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$H$260];&quot;-&quot;;[.$I$260];[.$J$260];[.$B$66])" office:value-type="string" office:string-value="1-9  Warhammer Mastery" calcext:value-type="string">
            <text:p>1-9 <text:s/>Warhammer Mastery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81]+([.C81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82]+([.C82]-1)*20" office:value-type="float" office:value="28" calcext:value-type="float">
            <text:p>28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[.$B$68]" office:value-type="string" office:string-value="Resistances:" calcext:value-type="string">
            <text:p>Resistances: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83]+([.C83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63];&quot;-&quot;;[.$I$263];[.$J$263];[.$B$69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4]+([.C84]-1)*20" office:value-type="float" office:value="7" calcext:value-type="float">
            <text:p>7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64];&quot;-&quot;;[.$I$264];[.$J$264];[.$B$70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5]+([.C85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65];&quot;-&quot;;[.$I$265];[.$J$265];[.$B$71])" office:value-type="string" office:string-value="1-1  Astral Magic Resistance" calcext:value-type="string">
            <text:p>1-1 <text:s/>Astral Magic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6]+([.C8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66];&quot;-&quot;;[.$I$266];[.$J$266];[.$B$72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7]+([.C87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67];&quot;-&quot;;[.$I$267];[.$J$267];[.$B$73])" office:value-type="string" office:string-value="2-1  Blight Resistance" calcext:value-type="string">
            <text:p>2-1 <text:s/>Blight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8]+([.C88]-1)*20" office:value-type="float" office:value="11" calcext:value-type="float">
            <text:p>11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68];&quot;-&quot;;[.$I$268];[.$J$268];[.$B$74])" office:value-type="string" office:string-value="3-8  Blood Magic Resistance" calcext:value-type="string">
            <text:p>3-8 <text:s/>Blood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9]+([.C89]-1)*20" office:value-type="float" office:value="8" calcext:value-type="float">
            <text:p>8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69];&quot;-&quot;;[.$I$269];[.$J$269];[.$B$75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0]+([.C90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0];&quot;-&quot;;[.$I$270];[.$J$270];[.$B$76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1];&quot;-&quot;;[.$I$271];[.$J$271];[.$B$77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92]+([.C92]-1)*20" office:value-type="float" office:value="47" calcext:value-type="float">
            <text:p>47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2];&quot;-&quot;;[.$I$272];[.$J$272];[.$B$78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3];&quot;-&quot;;[.$I$273];[.$J$273];[.$B$79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94]+([.C94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4];&quot;-&quot;;[.$I$274];[.$J$274];[.$B$81])" office:value-type="string" office:string-value="2-6  Dark Magic Resistance" calcext:value-type="string">
            <text:p>2-6 <text:s/>Dark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95]+([.C95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5];&quot;-&quot;;[.$I$275];[.$J$275];[.$B$82])" office:value-type="string" office:string-value="2-8  Death Magic Resistance" calcext:value-type="string">
            <text:p>2-8 <text:s/>Death Magic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96]+([.C96]-1)*20" office:value-type="float" office:value="45" calcext:value-type="float">
            <text:p>45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76];&quot;-&quot;;[.$I$276];[.$J$276];[.$B$83])" office:value-type="string" office:string-value="2-3  Diamond Magic Resistance" calcext:value-type="string">
            <text:p>2-3 <text:s/>Diamond Magic Resistance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$H$277];&quot;-&quot;;[.$I$277];[.$J$277];[.$B$84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78];&quot;-&quot;;[.$I$278];[.$J$278];[.$B$85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99]+([.C99]-1)*20" office:value-type="float" office:value="45" calcext:value-type="float">
            <text:p>45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79];&quot;-&quot;;[.$I$279];[.$J$279];[.$B$86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0]+([.C10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80];&quot;-&quot;;[.$I$280];[.$J$280];[.$B$87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01]+([.C101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81];&quot;-&quot;;[.$I$281];[.$J$281];[.$B$88])" office:value-type="string" office:string-value="1-11 Fear Resistance" calcext:value-type="string">
            <text:p>1-11 Fear Resist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02]+([.C102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82];&quot;-&quot;;[.$I$282];[.$J$282];[.$B$89])" office:value-type="string" office:string-value="1-8  Flesh Magic Resistance" calcext:value-type="string">
            <text:p>1-8 <text:s/>Flesh Magic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03]+([.C103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83];&quot;-&quot;;[.$I$283];[.$J$283];[.$B$90])" office:value-type="string" office:string-value="2-20 Gravity Magic Resistance" calcext:value-type="string">
            <text:p>2-20 Gravity Magic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04]+([.C104]-1)*20" office:value-type="float" office:value="25" calcext:value-type="float">
            <text:p>25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84];&quot;-&quot;;[.$I$284];[.$J$284];[.$B$91])" office:value-type="string" office:string-value="2-20 Health Drain Resistance" calcext:value-type="string">
            <text:p>2-20 Health Drain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05]+([.C105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85];&quot;-&quot;;[.$I$285];[.$J$285];[.$B$92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6]+([.C106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86];&quot;-&quot;;[.$I$286];[.$J$286];[.$B$93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7]+([.C107]-1)*20" office:value-type="float" office:value="13" calcext:value-type="float">
            <text:p>13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87];&quot;-&quot;;[.$I$287];[.$J$287];[.$B$94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8]+([.C108]-1)*20" office:value-type="float" office:value="1" calcext:value-type="float">
            <text:p>1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88];&quot;-&quot;;[.$I$288];[.$J$288];[.$B$95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09]+([.C109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89];&quot;-&quot;;[.$I$289];[.$J$289];[.$B$96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10]+([.C110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90];&quot;-&quot;;[.$I$290];[.$J$290];[.$B$98])" office:value-type="string" office:string-value="2-20 Mana Drain Resistance" calcext:value-type="string">
            <text:p>2-20 Mana Drain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18" calcext:value-type="float">
            <text:p>18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91];&quot;-&quot;;[.$I$291];[.$J$291];[.$B$99])" office:value-type="string" office:string-value="3-5  Mental Resistance" calcext:value-type="string">
            <text:p>3-5 <text:s/>Mental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12]+([.C112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92];&quot;-&quot;;[.$I$292];[.$J$292];[.$B$100])" office:value-type="string" office:string-value="2-20 Mist Magic Resistance" calcext:value-type="string">
            <text:p>2-20 Mist Magic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93];&quot;-&quot;;[.$I$293];[.$J$293];[.$B$101])" office:value-type="string" office:string-value="1-3  Obsidian Magic Resistance" calcext:value-type="string">
            <text:p>1-3 <text:s/>Obsidian Magic Resistance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$H$294];&quot;-&quot;;[.$I$294];[.$J$294];[.$B$102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5]+([.C11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95];&quot;-&quot;;[.$I$295];[.$J$295];[.$B$103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16]+([.C116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96];&quot;-&quot;;[.$I$296];[.$J$296];[.$B$104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17]+([.C117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97];&quot;-&quot;;[.$I$297];[.$J$297];[.$B$105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18]+([.C118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2"/>
        </table:table-row>
        <table:table-row table:style-name="ro1">
          <table:table-cell table:formula="of:=COM.MICROSOFT.CONCAT([.$H$298];&quot;-&quot;;[.$I$298];[.$J$298];[.$B$106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9]+([.C119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299];&quot;-&quot;;[.$I$299];[.$J$299];[.$B$107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20]+([.C120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300];&quot;-&quot;;[.$I$300];[.$J$300];[.$B$108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1]+([.C121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$H$301];&quot;-&quot;;[.$I$301];[.$J$301];[.$B$109])" office:value-type="string" office:string-value="2-3  Smoke Magic Resistance" calcext:value-type="string">
            <text:p>2-3 <text:s/>Smoke Magic Resistance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$H$302];&quot;-&quot;;[.$I$302];[.$J$302];[.$B$110])" office:value-type="string" office:string-value="2-3  Soul Magic Resistance" calcext:value-type="string">
            <text:p>2-3 <text:s/>Soul Magic Resistance</text:p>
          </table:table-cell>
          <table:table-cell table:number-columns-repeated="1023"/>
        </table:table-row>
        <table:table-row table:style-name="ro1">
          <table:table-cell table:formula="of:=COM.MICROSOFT.CONCAT([.$H$303];&quot;-&quot;;[.$I$303];[.$J$303];[.$B$111])" office:value-type="string" office:string-value="1-18 Sound Magic Resistance" calcext:value-type="string">
            <text:p>1-18 Sound Magic Resistance</text:p>
          </table:table-cell>
          <table:table-cell table:number-columns-repeated="1023"/>
        </table:table-row>
        <table:table-row table:style-name="ro1">
          <table:table-cell table:formula="of:=COM.MICROSOFT.CONCAT([.$H$304];&quot;-&quot;;[.$I$304];[.$J$304];[.$B$112])" office:value-type="string" office:string-value="3-2  Space Magic Resistance" calcext:value-type="string">
            <text:p>3-2 <text:s/>Space Magic Resistance</text:p>
          </table:table-cell>
          <table:table-cell table:number-columns-repeated="1023"/>
        </table:table-row>
        <table:table-row table:style-name="ro1">
          <table:table-cell table:formula="of:=COM.MICROSOFT.CONCAT([.$H$305];&quot;-&quot;;[.$I$305];[.$J$305];[.$B$113])" office:value-type="string" office:string-value="2-20 Stamina Drain Resistance" calcext:value-type="string">
            <text:p>2-20 Stamina Drain Resistance</text:p>
          </table:table-cell>
          <table:table-cell table:number-columns-repeated="1023"/>
        </table:table-row>
        <table:table-row table:style-name="ro1">
          <table:table-cell table:formula="of:=COM.MICROSOFT.CONCAT([.$H$306];&quot;-&quot;;[.$I$306];[.$J$306];[.$B$115])" office:value-type="string" office:string-value="2-20 Time Magic Resistance" calcext:value-type="string">
            <text:p>2-20 Time Magic Resistance</text:p>
          </table:table-cell>
          <table:table-cell table:number-columns-repeated="1023"/>
        </table:table-row>
        <table:table-row table:style-name="ro1">
          <table:table-cell table:formula="of:=COM.MICROSOFT.CONCAT([.$H$307];&quot;-&quot;;[.$I$307];[.$J$307];[.$B$116])" office:value-type="string" office:string-value="1-18 Topaz Magic Resistance" calcext:value-type="string">
            <text:p>1-18 Topaz Magic Resistance</text:p>
          </table:table-cell>
          <table:table-cell table:number-columns-repeated="1023"/>
        </table:table-row>
        <table:table-row table:style-name="ro1">
          <table:table-cell table:formula="of:=COM.MICROSOFT.CONCAT([.$H$308];&quot;-&quot;;[.$I$308];[.$J$308];[.$B$117])" office:value-type="string" office:string-value="1-14 Vine Magic Resistance" calcext:value-type="string">
            <text:p>1-14 Vine Magic Resistance</text:p>
          </table:table-cell>
          <table:table-cell table:number-columns-repeated="1023"/>
        </table:table-row>
        <table:table-row table:style-name="ro1">
          <table:table-cell table:formula="of:=COM.MICROSOFT.CONCAT([.$H$309];&quot;-&quot;;[.$I$309];[.$J$309];[.$B$118])" office:value-type="string" office:string-value="3-2  Void Magic Resistance" calcext:value-type="string">
            <text:p>3-2 <text:s/>Void Magic Resistance</text:p>
          </table:table-cell>
          <table:table-cell table:number-columns-repeated="1023"/>
        </table:table-row>
        <table:table-row table:style-name="ro1">
          <table:table-cell table:formula="of:=COM.MICROSOFT.CONCAT([.$H$310];&quot;-&quot;;[.$I$310];[.$J$310];[.$B$119])" office:value-type="string" office:string-value="3-1  Water Resistance" calcext:value-type="string">
            <text:p>3-1 <text:s/>Water Resistance</text:p>
          </table:table-cell>
          <table:table-cell table:number-columns-repeated="1023"/>
        </table:table-row>
        <table:table-row table:style-name="ro1">
          <table:table-cell table:formula="of:=COM.MICROSOFT.CONCAT([.$H$311];&quot;-&quot;;[.$I$311];[.$J$311];[.$B$120])" office:value-type="string" office:string-value="3-2  Wind Resistance" calcext:value-type="string">
            <text:p>3-2 <text:s/>Wind Resistance</text:p>
          </table:table-cell>
          <table:table-cell table:number-columns-repeated="1023"/>
        </table:table-row>
        <table:table-row table:style-name="ro1">
          <table:table-cell table:formula="of:=COM.MICROSOFT.CONCAT([.$H$312];&quot;-&quot;;[.$I$312];[.$J$312];[.$B$121])" office:value-type="string" office:string-value="2-3  Wood Magic Resistance" calcext:value-type="string">
            <text:p>2-3 <text:s/>Wood Magic Resista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$H$314]; [.$I$314];[.$J$314])" office:value-type="string" office:string-value="13 1st tier" calcext:value-type="string">
            <text:p>13 1st tier</text:p>
          </table:table-cell>
          <table:table-cell table:number-columns-repeated="1023"/>
        </table:table-row>
        <table:table-row table:style-name="ro1">
          <table:table-cell table:formula="of:=COM.MICROSOFT.CONCAT([.$H$315]; [.$I$315];[.$J$315])" office:value-type="string" office:string-value="23 2nd tier" calcext:value-type="string">
            <text:p>23 2nd tier</text:p>
          </table:table-cell>
          <table:table-cell table:number-columns-repeated="1023"/>
        </table:table-row>
        <table:table-row table:style-name="ro1">
          <table:table-cell table:formula="of:=COM.MICROSOFT.CONCAT([.$H$316]; [.$I$316];[.$J$316])" office:value-type="string" office:string-value="14 3rd tier" calcext:value-type="string">
            <text:p>14 3rd t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$E$318];[.$F$318];[.$G$318];[.$H$318];[.$I$318])" office:value-type="string" office:string-value="Ash Density: 37x5% = 185%" calcext:value-type="string">
            <text:p>Ash Density: 37x5% = 185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$B$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$B$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$E$324]; &quot; + &quot;; [.$F$324]; &quot; + &quot;; [.$G$324]; &quot; = &quot;; [.$H$324]; &quot;) more dense - &quot;; [.$B$38] ;&quot; 2nd&quot;)" office:value-type="string" office:string-value="        Muscles are (210% + 230% + 65% = 505%) more dense - Avatar of Ash 2nd" calcext:value-type="string">
            <text:p><text:s text:c="8"/>Muscles are (210% + 230% + 65% = 50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$B$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$B$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$H$324]; &quot;] more dense. (Avatar of Ash 2nd)&quot;)" office:value-type="string" office:string-value="                [505%] more dense. (Avatar of Ash 2nd)" calcext:value-type="string">
            <text:p><text:s text:c="16"/>[50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364" calcext:value-type="float">
            <text:p>364</text:p>
          </table:table-cell>
          <table:table-cell table:formula="of:=LEN([.D180])" office:value-type="float" office:value="3" calcext:value-type="float">
            <text:p>3</text:p>
          </table:table-cell>
          <table:table-cell table:formula="of:=REPT(&quot; &quot;; MAX([.$E$180:.$E$182])-[.E18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364" calcext:value-type="float">
            <text:p>364</text:p>
          </table:table-cell>
          <table:table-cell table:formula="of:=LEN([.D181])" office:value-type="float" office:value="3" calcext:value-type="float">
            <text:p>3</text:p>
          </table:table-cell>
          <table:table-cell table:formula="of:=REPT(&quot; &quot;; MAX([.$E$180:.$E$182])-[.E181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158" calcext:value-type="float">
            <text:p>158</text:p>
          </table:table-cell>
          <table:table-cell table:formula="of:=LEN([.D182])" office:value-type="float" office:value="3" calcext:value-type="float">
            <text:p>3</text:p>
          </table:table-cell>
          <table:table-cell table:formula="of:=REPT(&quot; &quot;; MAX([.$E$180:.$E$182])-[.E182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B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B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B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B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3" calcext:value-type="float">
            <text:p>3</text:p>
          </table:table-cell>
          <table:table-cell table:formula="of:=REPT(&quot; &quot;; MAX([.$L$189:.$L$194])-[.L18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89:.$L$194])-[.L19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1])" office:value-type="float" office:value="7" calcext:value-type="float">
            <text:p>7</text:p>
          </table:table-cell>
          <table:table-cell table:formula="of:=REPT(&quot; &quot;; MAX([.$J$191:.$J$193])-[.J191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89:.$L$194])-[.L191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H192])" office:value-type="float" office:value="7" calcext:value-type="float">
            <text:p>7</text:p>
          </table:table-cell>
          <table:table-cell table:formula="of:=REPT(&quot; &quot;; MAX([.$J$191:.$J$193])-[.J192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89:.$L$194])-[.L192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900" calcext:value-type="float">
            <text:p>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2,060.0" calcext:value-type="string">
            <text:p>12,060.0</text:p>
          </table:table-cell>
          <table:table-cell office:value-type="string" calcext:value-type="string">
            <text:p>]</text:p>
          </table:table-cell>
          <table:table-cell table:formula="of:=LEN([.H193])" office:value-type="float" office:value="8" calcext:value-type="float">
            <text:p>8</text:p>
          </table:table-cell>
          <table:table-cell table:formula="of:=REPT(&quot; &quot;; MAX([.$J$191:.$J$193])-[.J193])">
            <text:p/>
          </table:table-cell>
          <table:table-cell table:formula="of:=LEN([.E6])" office:value-type="float" office:value="3" calcext:value-type="float">
            <text:p>3</text:p>
          </table:table-cell>
          <table:table-cell table:formula="of:=REPT(&quot; &quot;; MAX([.$L$189:.$L$194])-[.L193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89:.$L$194])-[.L194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291.5%" calcext:value-type="string">
            <text:p>3,291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56.0%" calcext:value-type="string">
            <text:p>1,556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13,736" calcext:value-type="string">
            <text:p>13,736</text:p>
          </table:table-cell>
          <table:table-cell table:formula="of:=LEN([.C200])" office:value-type="float" office:value="6" calcext:value-type="float">
            <text:p>6</text:p>
          </table:table-cell>
          <table:table-cell table:formula="of:=REPT(&quot; &quot;;MAX([.$D$200:.$D$202])-[.D20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200" calcext:value-type="string">
            <text:p>4,200</text:p>
          </table:table-cell>
          <table:table-cell table:formula="of:=LEN([.C201])" office:value-type="float" office:value="5" calcext:value-type="float">
            <text:p>5</text:p>
          </table:table-cell>
          <table:table-cell table:formula="of:=REPT(&quot; &quot;;MAX([.$D$200:.$D$202])-[.D201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0,000" calcext:value-type="string">
            <text:p>20,000</text:p>
          </table:table-cell>
          <table:table-cell table:formula="of:=LEN([.C202])" office:value-type="float" office:value="6" calcext:value-type="float">
            <text:p>6</text:p>
          </table:table-cell>
          <table:table-cell table:formula="of:=REPT(&quot; &quot;;MAX([.$D$200:.$D$202])-[.D202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33.2" calcext:value-type="string">
            <text:p>33.2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54.9" calcext:value-type="string">
            <text:p>54.9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578%" calcext:value-type="string">
            <text:p>97.578%</text:p>
          </table:table-cell>
          <table:table-cell office:value-type="string" calcext:value-type="string">
            <text:p><text:s/>[hp x </text:p>
          </table:table-cell>
          <table:table-cell table:formula="of:=TEXT([.R13];&quot;#,##0.00&quot;)" office:value-type="string" office:string-value="41.32" calcext:value-type="string">
            <text:p>41.32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TEXT([.S13];&quot;#,##0.0&quot;)" office:value-type="string" office:string-value="563,086.7" calcext:value-type="string">
            <text:p>563,086.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3:.E242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2]-[.E213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28" calcext:value-type="float">
            <text:p>28</text:p>
          </table:table-cell>
          <table:table-cell table:formula="of:=IF([.I213]&lt;10; &quot;  &quot;; &quot; &quot;)" office:value-type="string" office:string-value=" " calcext:value-type="string">
            <text:p><text:s/></text:p>
          </table:table-cell>
          <table:table-cell table:formula="of:=REPT(&quot; &quot;; [.F213])" office:value-type="string" office:string-value="     " calcext:value-type="string">
            <text:p><text:s text:c="5"/></text:p>
          </table:table-cell>
          <table:table-cell table:formula="of:=IF([.M21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2]-[.E214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14]&lt;10; &quot;  &quot;; &quot; &quot;)" office:value-type="string" office:string-value=" " calcext:value-type="string">
            <text:p><text:s/></text:p>
          </table:table-cell>
          <table:table-cell table:formula="of:=REPT(&quot; &quot;; [.F214])" office:value-type="string" office:string-value="  " calcext:value-type="string">
            <text:p><text:s text:c="2"/></text:p>
          </table:table-cell>
          <table:table-cell table:formula="of:=IF([.M21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2]-[.E215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15]&lt;10; &quot;  &quot;; &quot; &quot;)" office:value-type="string" office:string-value=" " calcext:value-type="string">
            <text:p><text:s/></text:p>
          </table:table-cell>
          <table:table-cell table:formula="of:=REPT(&quot; &quot;; [.F215])" office:value-type="string" office:string-value="       " calcext:value-type="string">
            <text:p><text:s text:c="7"/></text:p>
          </table:table-cell>
          <table:table-cell table:formula="of:=IF([.M215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2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2]-[.E216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28" calcext:value-type="float">
            <text:p>28</text:p>
          </table:table-cell>
          <table:table-cell table:formula="of:=IF([.I216]&lt;10; &quot;  &quot;; &quot; &quot;)" office:value-type="string" office:string-value=" " calcext:value-type="string">
            <text:p><text:s/></text:p>
          </table:table-cell>
          <table:table-cell table:formula="of:=REPT(&quot; &quot;; [.F216])" office:value-type="string" office:string-value="                    " calcext:value-type="string">
            <text:p><text:s text:c="20"/></text:p>
          </table:table-cell>
          <table:table-cell table:formula="of:=IF([.M21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2]-[.E217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28" calcext:value-type="float">
            <text:p>28</text:p>
          </table:table-cell>
          <table:table-cell table:formula="of:=IF([.I217]&lt;10; &quot;  &quot;; &quot; &quot;)" office:value-type="string" office:string-value=" " calcext:value-type="string">
            <text:p><text:s/></text:p>
          </table:table-cell>
          <table:table-cell table:formula="of:=REPT(&quot; &quot;; [.F217])" office:value-type="string" office:string-value="          " calcext:value-type="string">
            <text:p><text:s text:c="10"/></text:p>
          </table:table-cell>
          <table:table-cell table:formula="of:=IF([.M21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2]-[.E218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18]&lt;10; &quot;  &quot;; &quot; &quot;)" office:value-type="string" office:string-value=" " calcext:value-type="string">
            <text:p><text:s/></text:p>
          </table:table-cell>
          <table:table-cell table:formula="of:=REPT(&quot; &quot;; [.F218])" office:value-type="string" office:string-value="           " calcext:value-type="string">
            <text:p><text:s text:c="11"/></text:p>
          </table:table-cell>
          <table:table-cell table:formula="of:=IF([.M218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2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2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2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2]-[.E219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   " calcext:value-type="string">
            <text:p><text:s text:c="8"/></text:p>
          </table:table-cell>
          <table:table-cell table:formula="of:=IF([.M219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2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2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2]-[.E220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8" calcext:value-type="float">
            <text:p>8</text:p>
          </table:table-cell>
          <table:table-cell table:formula="of:=IF([.I220]&lt;10; &quot;  &quot;; &quot; &quot;)" office:value-type="string" office:string-value="  " calcext:value-type="string">
            <text:p><text:s text:c="2"/></text:p>
          </table:table-cell>
          <table:table-cell table:formula="of:=REPT(&quot; &quot;; [.F220])" office:value-type="string" office:string-value="        " calcext:value-type="string">
            <text:p><text:s text:c="8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2]-[.E221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7" calcext:value-type="float">
            <text:p>27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" calcext:value-type="string">
            <text:p><text:s text:c="6"/></text:p>
          </table:table-cell>
          <table:table-cell table:formula="of:=IF([.M22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2]-[.E222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1" calcext:value-type="float">
            <text:p>21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" calcext:value-type="string">
            <text:p><text:s text:c="8"/></text:p>
          </table:table-cell>
          <table:table-cell table:formula="of:=IF([.M222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3]&lt;10; &quot;  &quot;; &quot; &quot;)" office:value-type="string" office:string-value="  " calcext:value-type="string">
            <text:p><text:s text:c="2"/></text:p>
          </table:table-cell>
          <table:table-cell table:formula="of:=REPT(&quot; &quot;; [.F223])">
            <text:p/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4]&lt;10; &quot;  &quot;; &quot; &quot;)" office:value-type="string" office:string-value="  " calcext:value-type="string">
            <text:p><text:s text:c="2"/></text:p>
          </table:table-cell>
          <table:table-cell table:formula="of:=REPT(&quot; &quot;; [.F224])">
            <text:p/>
          </table:table-cell>
          <table:table-cell table:formula="of:=IF([.M22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2]-[.E225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     " calcext:value-type="string">
            <text:p><text:s text:c="13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2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2]-[.E226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    " calcext:value-type="string">
            <text:p><text:s text:c="12"/></text:p>
          </table:table-cell>
          <table:table-cell table:formula="of:=IF([.M226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2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2]-[.E227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  " calcext:value-type="string">
            <text:p><text:s text:c="8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2]-[.E228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27" calcext:value-type="float">
            <text:p>27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  " calcext:value-type="string">
            <text:p><text:s text:c="10"/></text:p>
          </table:table-cell>
          <table:table-cell table:formula="of:=IF([.M22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2]-[.E229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3" calcext:value-type="float">
            <text:p>23</text:p>
          </table:table-cell>
          <table:table-cell table:formula="of:=IF([.I229]&lt;10; &quot;  &quot;; &quot; &quot;)" office:value-type="string" office:string-value=" " calcext:value-type="string">
            <text:p><text:s/></text:p>
          </table:table-cell>
          <table:table-cell table:formula="of:=REPT(&quot; &quot;; [.F229])" office:value-type="string" office:string-value="         " calcext:value-type="string">
            <text:p><text:s text:c="9"/></text:p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2]-[.E230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28" calcext:value-type="float">
            <text:p>28</text:p>
          </table:table-cell>
          <table:table-cell table:formula="of:=IF([.I230]&lt;10; &quot;  &quot;; &quot; &quot;)" office:value-type="string" office:string-value=" " calcext:value-type="string">
            <text:p><text:s/></text:p>
          </table:table-cell>
          <table:table-cell table:formula="of:=REPT(&quot; &quot;; [.F230])" office:value-type="string" office:string-value="      " calcext:value-type="string">
            <text:p><text:s text:c="6"/></text:p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2]-[.E231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26" calcext:value-type="float">
            <text:p>26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 " calcext:value-type="string">
            <text:p><text:s text:c="14"/></text:p>
          </table:table-cell>
          <table:table-cell table:formula="of:=IF([.M23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2]-[.E232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19" calcext:value-type="float">
            <text:p>19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" calcext:value-type="string">
            <text:p><text:s text:c="14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2]; TEXT([.L37];&quot;#,##0.0%&quot;))" office:value-type="string" office:string-value="59.5% =&gt; 535.5%" calcext:value-type="string">
            <text:p>59.5% =&gt; 535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2]-[.E233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    " calcext:value-type="string">
            <text:p><text:s text:c="12"/></text:p>
          </table:table-cell>
          <table:table-cell table:formula="of:=IF([.M233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2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2]-[.E234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9" calcext:value-type="float">
            <text:p>29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  " calcext:value-type="string">
            <text:p><text:s text:c="12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2]; TEXT([.L39];&quot;#,##0.0%&quot;))" office:value-type="string" office:string-value="84.5% =&gt; 676.0%" calcext:value-type="string">
            <text:p>84.5% =&gt; 676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>
            <text:p/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6]&lt;10; &quot;  &quot;; &quot; &quot;)" office:value-type="string" office:string-value="  " calcext:value-type="string">
            <text:p><text:s text:c="2"/></text:p>
          </table:table-cell>
          <table:table-cell table:formula="of:=REPT(&quot; &quot;; [.F236])">
            <text:p/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5" calcext:value-type="float">
            <text:p>5</text:p>
          </table:table-cell>
          <table:table-cell table:formula="of:=[.$E$212]-[.E237]+1+IF([.J42]&lt;10;1;0)" office:value-type="float" office:value="20" calcext:value-type="float">
            <text:p>20</text:p>
          </table:table-cell>
          <table:table-cell/>
          <table:table-cell table:formula="of:=[.C42]" office:value-type="float" office:value="2" calcext:value-type="float">
            <text:p>2</text:p>
          </table:table-cell>
          <table:table-cell table:formula="of:=[.D42]" office:value-type="float" office:value="17" calcext:value-type="float">
            <text:p>17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      " calcext:value-type="string">
            <text:p><text:s text:c="20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2]-[.E238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2" calcext:value-type="float">
            <text:p>2</text:p>
          </table:table-cell>
          <table:table-cell table:formula="of:=[.D43]" office:value-type="float" office:value="17" calcext:value-type="float">
            <text:p>17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" calcext:value-type="string">
            <text:p><text:s text:c="8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2]; TEXT([.L43];&quot;#,##0.0%&quot;))" office:value-type="string" office:string-value="43.5% =&gt; 348.0%" calcext:value-type="string">
            <text:p>43.5% =&gt; 348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2]-[.E239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2" calcext:value-type="float">
            <text:p>2</text:p>
          </table:table-cell>
          <table:table-cell table:formula="of:=[.D44]" office:value-type="float" office:value="18" calcext:value-type="float">
            <text:p>18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" calcext:value-type="string">
            <text:p><text:s text:c="13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2]-[.E240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8" calcext:value-type="float">
            <text:p>8</text:p>
          </table:table-cell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 office:value-type="string" office:string-value="              " calcext:value-type="string">
            <text:p><text:s text:c="14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2]-[.E241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2" calcext:value-type="float">
            <text:p>2</text:p>
          </table:table-cell>
          <table:table-cell table:style-name="ce21" table:formula="of:=[.D46]" office:value-type="float" office:value="3" calcext:value-type="float">
            <text:p>3</text:p>
          </table:table-cell>
          <table:table-cell table:style-name="ce21" table:formula="of:=IF([.I241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F241])" office:value-type="string" office:string-value="     " calcext:value-type="string">
            <text:p><text:s text:c="5"/></text:p>
          </table:table-cell>
          <table:table-cell table:style-name="ce21" table:formula="of:=IF([.M241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2]; TEXT([.L46];&quot;#,##0.0%&quot;))" office:value-type="string" office:string-value="26.5% =&gt; 238.5%" calcext:value-type="string">
            <text:p>26.5% =&gt; 238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2]; TEXT([.AM46];&quot;#,##0.0%&quot;))" office:value-type="string" office:string-value="7.3% =&gt; 65.7%" calcext:value-type="string">
            <text:p>7.3% =&gt; 65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2]; TEXT([.AJ46];&quot;#,##0.0%&quot;))" office:value-type="string" office:string-value="5.0% =&gt; 65.7%" calcext:value-type="string">
            <text:p>5.0% =&gt; 65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2]; TEXT([.AY46];&quot;#,##0.0%&quot;))" office:value-type="string" office:string-value="5.3% =&gt; 47.7%" calcext:value-type="string">
            <text:p>5.3% =&gt; 47.7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2]-[.E242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2" calcext:value-type="float">
            <text:p>2</text:p>
          </table:table-cell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 office:value-type="string" office:string-value="          " calcext:value-type="string">
            <text:p><text:s text:c="10"/></text:p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[.C50]" office:value-type="float" office:value="1" calcext:value-type="float">
            <text:p>1</text:p>
          </table:table-cell>
          <table:table-cell table:formula="of:=[.D50]" office:value-type="float" office:value="3" calcext:value-type="float">
            <text:p>3</text:p>
          </table:table-cell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1]" office:value-type="float" office:value="1" calcext:value-type="float">
            <text:p>1</text:p>
          </table:table-cell>
          <table:table-cell table:formula="of:=[.D51]" office:value-type="float" office:value="11" calcext:value-type="float">
            <text:p>11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2]" office:value-type="float" office:value="1" calcext:value-type="float">
            <text:p>1</text:p>
          </table:table-cell>
          <table:table-cell table:formula="of:=[.D52]" office:value-type="float" office:value="6" calcext:value-type="float">
            <text:p>6</text:p>
          </table:table-cell>
          <table:table-cell table:formula="of:=IF([.I24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3]" office:value-type="float" office:value="1" calcext:value-type="float">
            <text:p>1</text:p>
          </table:table-cell>
          <table:table-cell table:formula="of:=[.D53]" office:value-type="float" office:value="15" calcext:value-type="float">
            <text:p>15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4]" office:value-type="float" office:value="1" calcext:value-type="float">
            <text:p>1</text:p>
          </table:table-cell>
          <table:table-cell table:formula="of:=[.D54]" office:value-type="float" office:value="2" calcext:value-type="float">
            <text:p>2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5]" office:value-type="float" office:value="1" calcext:value-type="float">
            <text:p>1</text:p>
          </table:table-cell>
          <table:table-cell table:formula="of:=[.D55]" office:value-type="float" office:value="9" calcext:value-type="float">
            <text:p>9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6]" office:value-type="float" office:value="1" calcext:value-type="float">
            <text:p>1</text:p>
          </table:table-cell>
          <table:table-cell table:formula="of:=[.D56]" office:value-type="float" office:value="11" calcext:value-type="float">
            <text:p>11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7]" office:value-type="float" office:value="1" calcext:value-type="float">
            <text:p>1</text:p>
          </table:table-cell>
          <table:table-cell table:formula="of:=[.D57]" office:value-type="float" office:value="15" calcext:value-type="float">
            <text:p>15</text:p>
          </table:table-cell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59]" office:value-type="float" office:value="3" calcext:value-type="float">
            <text:p>3</text:p>
          </table:table-cell>
          <table:table-cell table:formula="of:=[.D59]" office:value-type="float" office:value="9" calcext:value-type="float">
            <text:p>9</text:p>
          </table:table-cell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0]" office:value-type="float" office:value="3" calcext:value-type="float">
            <text:p>3</text:p>
          </table:table-cell>
          <table:table-cell table:formula="of:=[.D60]" office:value-type="float" office:value="4" calcext:value-type="float">
            <text:p>4</text:p>
          </table:table-cell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1]" office:value-type="float" office:value="1" calcext:value-type="float">
            <text:p>1</text:p>
          </table:table-cell>
          <table:table-cell table:formula="of:=[.D61]" office:value-type="float" office:value="14" calcext:value-type="float">
            <text:p>14</text:p>
          </table:table-cell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2]" office:value-type="float" office:value="1" calcext:value-type="float">
            <text:p>1</text:p>
          </table:table-cell>
          <table:table-cell table:formula="of:=[.D62]" office:value-type="float" office:value="18" calcext:value-type="float">
            <text:p>18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3]" office:value-type="float" office:value="1" calcext:value-type="float">
            <text:p>1</text:p>
          </table:table-cell>
          <table:table-cell table:formula="of:=[.D63]" office:value-type="float" office:value="5" calcext:value-type="float">
            <text:p>5</text:p>
          </table:table-cell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4]" office:value-type="float" office:value="1" calcext:value-type="float">
            <text:p>1</text:p>
          </table:table-cell>
          <table:table-cell table:formula="of:=[.D64]" office:value-type="float" office:value="3" calcext:value-type="float">
            <text:p>3</text:p>
          </table:table-cell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6" calcext:value-type="float">
            <text:p>6</text:p>
          </table:table-cell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6]" office:value-type="float" office:value="1" calcext:value-type="float">
            <text:p>1</text:p>
          </table:table-cell>
          <table:table-cell table:formula="of:=[.D66]" office:value-type="float" office:value="9" calcext:value-type="float">
            <text:p>9</text:p>
          </table:table-cell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7" calcext:value-type="float">
            <text:p>17</text:p>
          </table:table-cell>
          <table:table-cell table:formula="of:=IF([.I263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0]" office:value-type="float" office:value="1" calcext:value-type="float">
            <text:p>1</text:p>
          </table:table-cell>
          <table:table-cell table:formula="of:=[.D70]" office:value-type="float" office:value="1" calcext:value-type="float">
            <text:p>1</text:p>
          </table:table-cell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1]" office:value-type="float" office:value="1" calcext:value-type="float">
            <text:p>1</text:p>
          </table:table-cell>
          <table:table-cell table:formula="of:=[.D71]" office:value-type="float" office:value="1" calcext:value-type="float">
            <text:p>1</text:p>
          </table:table-cell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1" calcext:value-type="float">
            <text:p>1</text:p>
          </table:table-cell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3]" office:value-type="float" office:value="2" calcext:value-type="float">
            <text:p>2</text:p>
          </table:table-cell>
          <table:table-cell table:formula="of:=[.D73]" office:value-type="float" office:value="1" calcext:value-type="float">
            <text:p>1</text:p>
          </table:table-cell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8" calcext:value-type="float">
            <text:p>8</text:p>
          </table:table-cell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5]" office:value-type="float" office:value="2" calcext:value-type="float">
            <text:p>2</text:p>
          </table:table-cell>
          <table:table-cell table:formula="of:=[.D75]" office:value-type="float" office:value="20" calcext:value-type="float">
            <text:p>20</text:p>
          </table:table-cell>
          <table:table-cell table:formula="of:=IF([.I269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6]" office:value-type="float" office:value="2" calcext:value-type="float">
            <text:p>2</text:p>
          </table:table-cell>
          <table:table-cell table:formula="of:=[.D76]" office:value-type="float" office:value="6" calcext:value-type="float">
            <text:p>6</text:p>
          </table:table-cell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7]" office:value-type="float" office:value="2" calcext:value-type="float">
            <text:p>2</text:p>
          </table:table-cell>
          <table:table-cell table:formula="of:=[.D77]" office:value-type="float" office:value="20" calcext:value-type="float">
            <text:p>20</text:p>
          </table:table-cell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8]" office:value-type="float" office:value="2" calcext:value-type="float">
            <text:p>2</text:p>
          </table:table-cell>
          <table:table-cell table:formula="of:=[.D78]" office:value-type="float" office:value="14" calcext:value-type="float">
            <text:p>14</text:p>
          </table:table-cell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79]" office:value-type="float" office:value="2" calcext:value-type="float">
            <text:p>2</text:p>
          </table:table-cell>
          <table:table-cell table:formula="of:=[.D79]" office:value-type="float" office:value="20" calcext:value-type="float">
            <text:p>20</text:p>
          </table:table-cell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1]" office:value-type="float" office:value="2" calcext:value-type="float">
            <text:p>2</text:p>
          </table:table-cell>
          <table:table-cell table:formula="of:=[.D81]" office:value-type="float" office:value="6" calcext:value-type="float">
            <text:p>6</text:p>
          </table:table-cell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2]" office:value-type="float" office:value="2" calcext:value-type="float">
            <text:p>2</text:p>
          </table:table-cell>
          <table:table-cell table:formula="of:=[.D82]" office:value-type="float" office:value="8" calcext:value-type="float">
            <text:p>8</text:p>
          </table:table-cell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3]" office:value-type="float" office:value="2" calcext:value-type="float">
            <text:p>2</text:p>
          </table:table-cell>
          <table:table-cell table:formula="of:=[.D83]" office:value-type="float" office:value="3" calcext:value-type="float">
            <text:p>3</text:p>
          </table:table-cell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4]" office:value-type="float" office:value="1" calcext:value-type="float">
            <text:p>1</text:p>
          </table:table-cell>
          <table:table-cell table:formula="of:=[.D84]" office:value-type="float" office:value="7" calcext:value-type="float">
            <text:p>7</text:p>
          </table:table-cell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6" calcext:value-type="float">
            <text:p>6</text:p>
          </table:table-cell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6]" office:value-type="float" office:value="2" calcext:value-type="float">
            <text:p>2</text:p>
          </table:table-cell>
          <table:table-cell table:formula="of:=[.D86]" office:value-type="float" office:value="20" calcext:value-type="float">
            <text:p>20</text:p>
          </table:table-cell>
          <table:table-cell table:formula="of:=IF([.I279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7]" office:value-type="float" office:value="2" calcext:value-type="float">
            <text:p>2</text:p>
          </table:table-cell>
          <table:table-cell table:formula="of:=[.D87]" office:value-type="float" office:value="1" calcext:value-type="float">
            <text:p>1</text:p>
          </table:table-cell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1" calcext:value-type="float">
            <text:p>11</text:p>
          </table:table-cell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8" calcext:value-type="float">
            <text:p>8</text:p>
          </table:table-cell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0]" office:value-type="float" office:value="2" calcext:value-type="float">
            <text:p>2</text:p>
          </table:table-cell>
          <table:table-cell table:formula="of:=[.D90]" office:value-type="float" office:value="20" calcext:value-type="float">
            <text:p>20</text:p>
          </table:table-cell>
          <table:table-cell table:formula="of:=IF([.I283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1]" office:value-type="float" office:value="2" calcext:value-type="float">
            <text:p>2</text:p>
          </table:table-cell>
          <table:table-cell table:formula="of:=[.D91]" office:value-type="float" office:value="20" calcext:value-type="float">
            <text:p>20</text:p>
          </table:table-cell>
          <table:table-cell table:formula="of:=IF([.I284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2]" office:value-type="float" office:value="3" calcext:value-type="float">
            <text:p>3</text:p>
          </table:table-cell>
          <table:table-cell table:formula="of:=[.D92]" office:value-type="float" office:value="7" calcext:value-type="float">
            <text:p>7</text:p>
          </table:table-cell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3]" office:value-type="float" office:value="2" calcext:value-type="float">
            <text:p>2</text:p>
          </table:table-cell>
          <table:table-cell table:formula="of:=[.D93]" office:value-type="float" office:value="20" calcext:value-type="float">
            <text:p>20</text:p>
          </table:table-cell>
          <table:table-cell table:formula="of:=IF([.I286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4]" office:value-type="float" office:value="3" calcext:value-type="float">
            <text:p>3</text:p>
          </table:table-cell>
          <table:table-cell table:formula="of:=[.D94]" office:value-type="float" office:value="1" calcext:value-type="float">
            <text:p>1</text:p>
          </table:table-cell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5]" office:value-type="float" office:value="3" calcext:value-type="float">
            <text:p>3</text:p>
          </table:table-cell>
          <table:table-cell table:formula="of:=[.D95]" office:value-type="float" office:value="1" calcext:value-type="float">
            <text:p>1</text:p>
          </table:table-cell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6]" office:value-type="float" office:value="3" calcext:value-type="float">
            <text:p>3</text:p>
          </table:table-cell>
          <table:table-cell table:formula="of:=[.D96]" office:value-type="float" office:value="5" calcext:value-type="float">
            <text:p>5</text:p>
          </table:table-cell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8]" office:value-type="float" office:value="2" calcext:value-type="float">
            <text:p>2</text:p>
          </table:table-cell>
          <table:table-cell table:formula="of:=[.D98]" office:value-type="float" office:value="20" calcext:value-type="float">
            <text:p>20</text:p>
          </table:table-cell>
          <table:table-cell table:formula="of:=IF([.I290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99]" office:value-type="float" office:value="3" calcext:value-type="float">
            <text:p>3</text:p>
          </table:table-cell>
          <table:table-cell table:formula="of:=[.D99]" office:value-type="float" office:value="5" calcext:value-type="float">
            <text:p>5</text:p>
          </table:table-cell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0]" office:value-type="float" office:value="2" calcext:value-type="float">
            <text:p>2</text:p>
          </table:table-cell>
          <table:table-cell table:formula="of:=[.D100]" office:value-type="float" office:value="20" calcext:value-type="float">
            <text:p>20</text:p>
          </table:table-cell>
          <table:table-cell table:formula="of:=IF([.I292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3" calcext:value-type="float">
            <text:p>3</text:p>
          </table:table-cell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2]" office:value-type="float" office:value="3" calcext:value-type="float">
            <text:p>3</text:p>
          </table:table-cell>
          <table:table-cell table:formula="of:=[.D102]" office:value-type="float" office:value="3" calcext:value-type="float">
            <text:p>3</text:p>
          </table:table-cell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3]" office:value-type="float" office:value="3" calcext:value-type="float">
            <text:p>3</text:p>
          </table:table-cell>
          <table:table-cell table:formula="of:=[.D103]" office:value-type="float" office:value="2" calcext:value-type="float">
            <text:p>2</text:p>
          </table:table-cell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5" calcext:value-type="float">
            <text:p>5</text:p>
          </table:table-cell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5]" office:value-type="float" office:value="1" calcext:value-type="float">
            <text:p>1</text:p>
          </table:table-cell>
          <table:table-cell table:formula="of:=[.D105]" office:value-type="float" office:value="14" calcext:value-type="float">
            <text:p>14</text:p>
          </table:table-cell>
          <table:table-cell table:formula="of:=IF([.I297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20" calcext:value-type="float">
            <text:p>20</text:p>
          </table:table-cell>
          <table:table-cell table:formula="of:=IF([.I298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7]" office:value-type="float" office:value="1" calcext:value-type="float">
            <text:p>1</text:p>
          </table:table-cell>
          <table:table-cell table:formula="of:=[.D107]" office:value-type="float" office:value="13" calcext:value-type="float">
            <text:p>13</text:p>
          </table:table-cell>
          <table:table-cell table:formula="of:=IF([.I299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8]" office:value-type="float" office:value="1" calcext:value-type="float">
            <text:p>1</text:p>
          </table:table-cell>
          <table:table-cell table:formula="of:=[.D108]" office:value-type="float" office:value="1" calcext:value-type="float">
            <text:p>1</text:p>
          </table:table-cell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3" calcext:value-type="float">
            <text:p>3</text:p>
          </table:table-cell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3" calcext:value-type="float">
            <text:p>3</text:p>
          </table:table-cell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1]" office:value-type="float" office:value="1" calcext:value-type="float">
            <text:p>1</text:p>
          </table:table-cell>
          <table:table-cell table:formula="of:=[.D111]" office:value-type="float" office:value="18" calcext:value-type="float">
            <text:p>18</text:p>
          </table:table-cell>
          <table:table-cell table:formula="of:=IF([.I303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2]" office:value-type="float" office:value="3" calcext:value-type="float">
            <text:p>3</text:p>
          </table:table-cell>
          <table:table-cell table:formula="of:=[.D112]" office:value-type="float" office:value="2" calcext:value-type="float">
            <text:p>2</text:p>
          </table:table-cell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0" calcext:value-type="float">
            <text:p>20</text:p>
          </table:table-cell>
          <table:table-cell table:formula="of:=IF([.I305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0" calcext:value-type="float">
            <text:p>20</text:p>
          </table:table-cell>
          <table:table-cell table:formula="of:=IF([.I306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6]" office:value-type="float" office:value="1" calcext:value-type="float">
            <text:p>1</text:p>
          </table:table-cell>
          <table:table-cell table:formula="of:=[.D116]" office:value-type="float" office:value="18" calcext:value-type="float">
            <text:p>18</text:p>
          </table:table-cell>
          <table:table-cell table:formula="of:=IF([.I307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7]" office:value-type="float" office:value="1" calcext:value-type="float">
            <text:p>1</text:p>
          </table:table-cell>
          <table:table-cell table:formula="of:=[.D117]" office:value-type="float" office:value="14" calcext:value-type="float">
            <text:p>14</text:p>
          </table:table-cell>
          <table:table-cell table:formula="of:=IF([.I308]&lt;10; &quot;  &quot;; &quot; &quot;)" office:value-type="string" office:string-value=" 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8]" office:value-type="float" office:value="3" calcext:value-type="float">
            <text:p>3</text:p>
          </table:table-cell>
          <table:table-cell table:formula="of:=[.D118]" office:value-type="float" office:value="2" calcext:value-type="float">
            <text:p>2</text:p>
          </table:table-cell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19]" office:value-type="float" office:value="3" calcext:value-type="float">
            <text:p>3</text:p>
          </table:table-cell>
          <table:table-cell table:formula="of:=[.D119]" office:value-type="float" office:value="1" calcext:value-type="float">
            <text:p>1</text:p>
          </table:table-cell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0]" office:value-type="float" office:value="3" calcext:value-type="float">
            <text:p>3</text:p>
          </table:table-cell>
          <table:table-cell table:formula="of:=[.D120]" office:value-type="float" office:value="2" calcext:value-type="float">
            <text:p>2</text:p>
          </table:table-cell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3" calcext:value-type="float">
            <text:p>3</text:p>
          </table:table-cell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COUNTIF([.$H$263:.$H$312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COUNTIF([.$H$263:.$H$312];&quot;=2&quot;)" office:value-type="float" office:value="23" calcext:value-type="float">
            <text:p>2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formula="of:=COUNTIF([.$H$263:.$H$312];&quot;=3&quot;)" office:value-type="float" office:value="14" calcext:value-type="float">
            <text:p>1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[.H315]+[.H316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E318]*[.G318];&quot;###,#%&quot;)" office:value-type="string" office:string-value="185%" calcext:value-type="string">
            <text:p>185%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formula="of:=TEXT([.H316]*15%;&quot;%&quot;)" office:value-type="string" office:string-value="210%" calcext:value-type="string">
            <text:p>210%</text:p>
          </table:table-cell>
          <table:table-cell table:formula="of:=TEXT([.H315]*10%;&quot;%&quot;)" office:value-type="string" office:string-value="230%" calcext:value-type="string">
            <text:p>230%</text:p>
          </table:table-cell>
          <table:table-cell table:formula="of:=TEXT([.H314]*5%;&quot;%&quot;)" office:value-type="string" office:string-value="65%" calcext:value-type="string">
            <text:p>65%</text:p>
          </table:table-cell>
          <table:table-cell table:formula="of:=TEXT([.E324]+[.F324]+[.G324]; &quot;###,#%&quot;)" office:value-type="string" office:string-value="505%" calcext:value-type="string">
            <text:p>505%</text:p>
          </table:table-cell>
          <table:table-cell table:number-columns-repeated="1016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2" table:default-cell-style-name="Default"/>
        <table:table-row table:style-name="ro1">
          <table:table-cell table:formula="of:=[$Calculations.A1]" office:value-type="string" office:string-value="Class 1: 364 - The Azarinth Sentinel" calcext:value-type="string">
            <text:p>Class 1: 364 - The Azarinth Sentinel</text:p>
          </table:table-cell>
        </table:table-row>
        <table:table-row table:style-name="ro1">
          <table:table-cell table:formula="of:=[$Calculations.A2]" office:value-type="string" office:string-value="Class 2: 364 - Kin of Ash" calcext:value-type="string">
            <text:p>Class 2: 364 - Kin of Ash</text:p>
          </table:table-cell>
        </table:table-row>
        <table:table-row table:style-name="ro1">
          <table:table-cell table:formula="of:=[$Calculations.A3]" office:value-type="string" office:string-value="Class 3: 158 - The Faen Valkyrie" calcext:value-type="string">
            <text:p>Class 3: 15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 930" calcext:value-type="string">
            <text:p>Vit: <text:s/>930</text:p>
          </table:table-cell>
        </table:table-row>
        <table:table-row table:style-name="ro1">
          <table:table-cell table:formula="of:=[$Calculations.A11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4]" office:value-type="string" office:string-value="Int:  900 [12,060.0]" calcext:value-type="string">
            <text:p>Int: <text:s/>900 [12,060.0]</text:p>
          </table:table-cell>
        </table:table-row>
        <table:table-row table:style-name="ro1">
          <table:table-cell table:formula="of:=[$Calculations.A15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291.5%" calcext:value-type="string">
            <text:p>Resilience: 3,291.5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56.0%" calcext:value-type="string">
            <text:p>Damage+: <text:s text:c="3"/>1,556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13,736" calcext:value-type="string">
            <text:p>Health: <text:s/>13,736</text:p>
          </table:table-cell>
        </table:table-row>
        <table:table-row table:style-name="ro1">
          <table:table-cell table:formula="of:=[$Calculations.A22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23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33.2]" calcext:value-type="string">
            <text:p>hp/sec: <text:s/>0.27% [33.2]</text:p>
          </table:table-cell>
        </table:table-row>
        <table:table-row table:style-name="ro1">
          <table:table-cell table:formula="of:=[$Calculations.A27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28]" office:value-type="string" office:string-value="w/Med:   0.27% [54.9]" calcext:value-type="string">
            <text:p>w/Med: <text:s text:c="2"/>0.27% [54.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578% [hp x 41.32]" calcext:value-type="string">
            <text:p>Mitigation: <text:s text:c="6"/>97.578% [hp x 41.32]</text:p>
          </table:table-cell>
        </table:table-row>
        <table:table-row table:style-name="ro1">
          <table:table-cell table:formula="of:=[$Calculations.A31]" office:value-type="string" office:string-value="Effective Health: 563,086.7" calcext:value-type="string">
            <text:p>Effective Health: 563,086.7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28 Absolute Destruction     x3 " calcext:value-type="string">
            <text:p>3-28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38]" office:value-type="string" office:string-value="3-28 Sentinel Sphere          x1 " calcext:value-type="string">
            <text:p>3-28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42]" office:value-type="string" office:string-value="3-27 Azarinth Perception      x8 " calcext:value-type="string">
            <text:p>3-27 Azarinth Perception <text:s text:c="5"/>x8 </text:p>
          </table:table-cell>
        </table:table-row>
        <table:table-row table:style-name="ro1">
          <table:table-cell table:formula="of:=[$Calculations.A43]" office:value-type="string" office:string-value="3-21 Azarinth Reversal        x8 [105% to Deconstruction/Reconstruction]" calcext:value-type="string">
            <text:p>3-21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27 Heart of Cinder          x9 " calcext:value-type="string">
            <text:p>3-27 Heart of Cinder <text:s text:c="9"/>x9 </text:p>
          </table:table-cell>
        </table:table-row>
        <table:table-row table:style-name="ro1">
          <table:table-cell table:formula="of:=[$Calculations.A50]" office:value-type="string" office:string-value="3-23 Storm of Cinders         x2 " calcext:value-type="string">
            <text:p>3-23 Storm of Cinders <text:s text:c="8"/>x2 </text:p>
          </table:table-cell>
        </table:table-row>
        <table:table-row table:style-name="ro1">
          <table:table-cell table:formula="of:=[$Calculations.A51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52]" office:value-type="string" office:string-value="3-26 Ashen Wings              x9 " calcext:value-type="string">
            <text:p>3-26 Ashen Wings <text:s text:c="13"/>x9 </text:p>
          </table:table-cell>
        </table:table-row>
        <table:table-row table:style-name="ro1">
          <table:table-cell table:formula="of:=[$Calculations.A53]" office:value-type="string" office:string-value="3-19 Eyes of Ash              x9 [59.5% =&gt; 535.5% Perception]" calcext:value-type="string">
            <text:p>3-19 Eyes of Ash <text:s text:c="13"/>x9 [59.5% =&gt; 535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29 Keeper of Ash            x8 [84.5% =&gt; 676.0% Damage]" calcext:value-type="string">
            <text:p>3-29 Keeper of Ash <text:s text:c="11"/>x8 [84.5% =&gt; 676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2-17 Force                    x2 " calcext:value-type="string">
            <text:p>2-17 Force <text:s text:c="19"/>x2 </text:p>
          </table:table-cell>
        </table:table-row>
        <table:table-row table:style-name="ro1">
          <table:table-cell table:formula="of:=[$Calculations.A59]" office:value-type="string" office:string-value="2-17 Flare of Creation        x8 [43.5% =&gt; 348.0% Resilience]" calcext:value-type="string">
            <text:p>2-17 Flare of Creation <text:s text:c="7"/>x8 [43.5% =&gt; 348.0% Resilience]</text:p>
          </table:table-cell>
        </table:table-row>
        <table:table-row table:style-name="ro1">
          <table:table-cell table:formula="of:=[$Calculations.A60]" office:value-type="string" office:string-value="2-18 Displacement             x2 " calcext:value-type="string">
            <text:p>2-18 Displacement <text:s text:c="12"/>x2 </text:p>
          </table:table-cell>
        </table:table-row>
        <table:table-row table:style-name="ro1">
          <table:table-cell table:formula="of:=[$Calculations.A61]" office:value-type="string" office:string-value="2-8  Space Shift              x2 " calcext:value-type="string">
            <text:p>2-8 <text:s/>Space Shift <text:s text:c="13"/>x2 </text:p>
          </table:table-cell>
        </table:table-row>
        <table:table-row table:style-name="ro1">
          <table:table-cell table:formula="of:=[$Calculations.A62]" office:value-type="string" office:string-value="2-3  Body of the Valkyrie     x9 [26.5% =&gt; 238.5% Resilience, 7.3% =&gt; 65.7% Physical Resistance, 5.0% =&gt; 65.7% Magic Resistance, 5.3% =&gt; 47.7% Health]" calcext:value-type="string">
            <text:p>2-3 <text:s/>Body of the Valkyrie <text:s text:c="4"/>x9 [26.5% =&gt; 238.5% Resilience, 7.3% =&gt; 65.7% Physical Resistance, 5.0% =&gt; 65.7% Magic Resistance, 5.3% =&gt; 47.7% Health]</text:p>
          </table:table-cell>
        </table:table-row>
        <table:table-row table:style-name="ro1">
          <table:table-cell table:formula="of:=[$Calculations.A63]" office:value-type="string" office:string-value="2-2  Space Awareness          x8 " calcext:value-type="string">
            <text:p>2-2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1-11 Deviant of Humanity" calcext:value-type="string">
            <text:p>1-11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5 Identify" calcext:value-type="string">
            <text:p>1-15 Identify</text:p>
          </table:table-cell>
        </table:table-row>
        <table:table-row table:style-name="ro1">
          <table:table-cell table:formula="of:=[$Calculations.A74]" office:value-type="string" office:string-value="3-9  Meditation" calcext:value-type="string">
            <text:p>3-9 <text:s/>Meditation</text:p>
          </table:table-cell>
        </table:table-row>
        <table:table-row table:style-name="ro1">
          <table:table-cell table:formula="of:=[$Calculations.A75]" office:value-type="string" office:string-value="3-4  Monster Hunter" calcext:value-type="string">
            <text:p>3-4 <text:s/>Monster Hunter</text:p>
          </table:table-cell>
        </table:table-row>
        <table:table-row table:style-name="ro1">
          <table:table-cell table:formula="of:=[$Calculations.A76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77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78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79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0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81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3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4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5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6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87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8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89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90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1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2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3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4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5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6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97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98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99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0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1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2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103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4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5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06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07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08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09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0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1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112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3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4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15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16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17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18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19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0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1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2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3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4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25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126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27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28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29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0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1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2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3]" office:value-type="string" office:string-value="2-3  Wood Magic Resistance" calcext:value-type="string">
            <text:p>2-3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5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36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37]" office:value-type="string" office:string-value="14 3rd tier" calcext:value-type="string">
            <text:p>14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2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3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44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45]" office:value-type="string" office:string-value="        Muscles are (210% + 230% + 65% = 505%) more dense - Avatar of Ash 2nd" calcext:value-type="string">
            <text:p><text:s text:c="8"/>Muscles are (210% + 230% + 65% = 505%) more dense - Avatar of Ash 2nd</text:p>
          </table:table-cell>
        </table:table-row>
        <table:table-row table:style-name="ro1">
          <table:table-cell table:formula="of:=[$Calculations.A146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47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48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49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0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1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2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3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54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6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57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58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5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0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1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3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64]" office:value-type="string" office:string-value="                [505%] more dense. (Avatar of Ash 2nd)" calcext:value-type="string">
            <text:p><text:s text:c="16"/>[505%] more dense. (Avatar of Ash 2nd)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7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68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69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0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1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2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3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74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75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6:29:31.8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9:50:14.658000000</dc:date>
    <meta:generator>LibreOffice/7.0.5.2$Windows_X86_64 LibreOffice_project/64390860c6cd0aca4beafafcfd84613dd9dfb63a</meta:generator>
    <meta:editing-duration>PT8H56M54S</meta:editing-duration>
    <meta:editing-cycles>75</meta:editing-cycles>
    <meta:document-statistic meta:table-count="2" meta:cell-count="1644" meta:object-count="0"/>
    <meta:user-defined meta:name="AppVersion">16.0300</meta:user-defined>
  </office:meta>
</office:document-meta>
</file>